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Rok</text:p>
          </table:table-cell>
          <table:table-cell office:value-type="string" calcext:value-type="string">
            <text:p>Tydzień</text:p>
          </table:table-cell>
          <table:table-cell office:value-type="string" calcext:value-type="string">
            <text:p>Poziom Be7</text:p>
          </table:table-cell>
          <table:table-cell office:value-type="string" calcext:value-type="string">
            <text:p>Niepewność pomiarowa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formula="of:=(RANDBETWEEN(100;400)+RANDBETWEEN(0;ABS(IF([.$C4]&lt;26;[.$C4];52-[.$C4]))*30))" office:value-type="float" office:value="253" calcext:value-type="float">
            <text:p>253</text:p>
          </table:table-cell>
          <table:table-cell table:formula="of:=SQRT([.D4])*RANDBETWEEN(0; 30)" office:value-type="float" office:value="47.7179211617606" calcext:value-type="float">
            <text:p>47.717921161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(RANDBETWEEN(100;400)+RANDBETWEEN(0;ABS(IF([.$C5]&lt;26;[.$C5];52-[.$C5]))*30))" office:value-type="float" office:value="390" calcext:value-type="float">
            <text:p>390</text:p>
          </table:table-cell>
          <table:table-cell table:formula="of:=SQRT([.D5])*RANDBETWEEN(0; 30)" office:value-type="float" office:value="533.20727676955" calcext:value-type="float">
            <text:p>533.2072767696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(RANDBETWEEN(100;400)+RANDBETWEEN(0;ABS(IF([.$C6]&lt;26;[.$C6];52-[.$C6]))*30))" office:value-type="float" office:value="184" calcext:value-type="float">
            <text:p>184</text:p>
          </table:table-cell>
          <table:table-cell table:formula="of:=SQRT([.D6])*RANDBETWEEN(0; 30)" office:value-type="float" office:value="325.551839190013" calcext:value-type="float">
            <text:p>325.55183919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(RANDBETWEEN(100;400)+RANDBETWEEN(0;ABS(IF([.$C7]&lt;26;[.$C7];52-[.$C7]))*30))" office:value-type="float" office:value="333" calcext:value-type="float">
            <text:p>333</text:p>
          </table:table-cell>
          <table:table-cell table:formula="of:=SQRT([.D7])*RANDBETWEEN(0; 30)" office:value-type="float" office:value="127.738013136263" calcext:value-type="float">
            <text:p>127.7380131363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(RANDBETWEEN(100;400)+RANDBETWEEN(0;ABS(IF([.$C8]&lt;26;[.$C8];52-[.$C8]))*30))" office:value-type="float" office:value="369" calcext:value-type="float">
            <text:p>369</text:p>
          </table:table-cell>
          <table:table-cell table:formula="of:=SQRT([.D8])*RANDBETWEEN(0; 30)" office:value-type="float" office:value="57.6281181368956" calcext:value-type="float">
            <text:p>57.6281181369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(RANDBETWEEN(100;400)+RANDBETWEEN(0;ABS(IF([.$C9]&lt;26;[.$C9];52-[.$C9]))*30))" office:value-type="float" office:value="435" calcext:value-type="float">
            <text:p>435</text:p>
          </table:table-cell>
          <table:table-cell table:formula="of:=SQRT([.D9])*RANDBETWEEN(0; 30)" office:value-type="float" office:value="583.986301209198" calcext:value-type="float">
            <text:p>583.9863012092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(RANDBETWEEN(100;400)+RANDBETWEEN(0;ABS(IF([.$C10]&lt;26;[.$C10];52-[.$C10]))*30))" office:value-type="float" office:value="328" calcext:value-type="float">
            <text:p>328</text:p>
          </table:table-cell>
          <table:table-cell table:formula="of:=SQRT([.D10])*RANDBETWEEN(0; 30)" office:value-type="float" office:value="54.3323108288245" calcext:value-type="float">
            <text:p>54.3323108288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(RANDBETWEEN(100;400)+RANDBETWEEN(0;ABS(IF([.$C11]&lt;26;[.$C11];52-[.$C11]))*30))" office:value-type="float" office:value="456" calcext:value-type="float">
            <text:p>456</text:p>
          </table:table-cell>
          <table:table-cell table:formula="of:=SQRT([.D11])*RANDBETWEEN(0; 30)" office:value-type="float" office:value="149.479095528438" calcext:value-type="float">
            <text:p>149.4790955284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(RANDBETWEEN(100;400)+RANDBETWEEN(0;ABS(IF([.$C12]&lt;26;[.$C12];52-[.$C12]))*30))" office:value-type="float" office:value="322" calcext:value-type="float">
            <text:p>322</text:p>
          </table:table-cell>
          <table:table-cell table:formula="of:=SQRT([.D12])*RANDBETWEEN(0; 30)" office:value-type="float" office:value="161.499226004337" calcext:value-type="float">
            <text:p>161.4992260043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(RANDBETWEEN(100;400)+RANDBETWEEN(0;ABS(IF([.$C13]&lt;26;[.$C13];52-[.$C13]))*30))" office:value-type="float" office:value="350" calcext:value-type="float">
            <text:p>350</text:p>
          </table:table-cell>
          <table:table-cell table:formula="of:=SQRT([.D13])*RANDBETWEEN(0; 30)" office:value-type="float" office:value="542.540321082222" calcext:value-type="float">
            <text:p>542.5403210822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(RANDBETWEEN(100;400)+RANDBETWEEN(0;ABS(IF([.$C14]&lt;26;[.$C14];52-[.$C14]))*30))" office:value-type="float" office:value="471" calcext:value-type="float">
            <text:p>471</text:p>
          </table:table-cell>
          <table:table-cell table:formula="of:=SQRT([.D14])*RANDBETWEEN(0; 30)" office:value-type="float" office:value="368.943085041582" calcext:value-type="float">
            <text:p>368.9430850416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(RANDBETWEEN(100;400)+RANDBETWEEN(0;ABS(IF([.$C15]&lt;26;[.$C15];52-[.$C15]))*30))" office:value-type="float" office:value="505" calcext:value-type="float">
            <text:p>505</text:p>
          </table:table-cell>
          <table:table-cell table:formula="of:=SQRT([.D15])*RANDBETWEEN(0; 30)" office:value-type="float" office:value="426.97189603064" calcext:value-type="float">
            <text:p>426.9718960306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(RANDBETWEEN(100;400)+RANDBETWEEN(0;ABS(IF([.$C16]&lt;26;[.$C16];52-[.$C16]))*30))" office:value-type="float" office:value="332" calcext:value-type="float">
            <text:p>332</text:p>
          </table:table-cell>
          <table:table-cell table:formula="of:=SQRT([.D16])*RANDBETWEEN(0; 30)" office:value-type="float" office:value="182.208671582886" calcext:value-type="float">
            <text:p>182.2086715829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(RANDBETWEEN(100;400)+RANDBETWEEN(0;ABS(IF([.$C17]&lt;26;[.$C17];52-[.$C17]))*30))" office:value-type="float" office:value="599" calcext:value-type="float">
            <text:p>599</text:p>
          </table:table-cell>
          <table:table-cell table:formula="of:=SQRT([.D17])*RANDBETWEEN(0; 30)" office:value-type="float" office:value="244.744765010408" calcext:value-type="float">
            <text:p>244.744765010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(RANDBETWEEN(100;400)+RANDBETWEEN(0;ABS(IF([.$C18]&lt;26;[.$C18];52-[.$C18]))*30))" office:value-type="float" office:value="580" calcext:value-type="float">
            <text:p>580</text:p>
          </table:table-cell>
          <table:table-cell table:formula="of:=SQRT([.D18])*RANDBETWEEN(0; 30)" office:value-type="float" office:value="385.331026521353" calcext:value-type="float">
            <text:p>385.331026521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(RANDBETWEEN(100;400)+RANDBETWEEN(0;ABS(IF([.$C19]&lt;26;[.$C19];52-[.$C19]))*30))" office:value-type="float" office:value="852" calcext:value-type="float">
            <text:p>852</text:p>
          </table:table-cell>
          <table:table-cell table:formula="of:=SQRT([.D19])*RANDBETWEEN(0; 30)" office:value-type="float" office:value="145.945195193264" calcext:value-type="float">
            <text:p>145.945195193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(RANDBETWEEN(100;400)+RANDBETWEEN(0;ABS(IF([.$C20]&lt;26;[.$C20];52-[.$C20]))*30))" office:value-type="float" office:value="793" calcext:value-type="float">
            <text:p>793</text:p>
          </table:table-cell>
          <table:table-cell table:formula="of:=SQRT([.D20])*RANDBETWEEN(0; 30)" office:value-type="float" office:value="394.243579529204" calcext:value-type="float">
            <text:p>394.2435795292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(RANDBETWEEN(100;400)+RANDBETWEEN(0;ABS(IF([.$C21]&lt;26;[.$C21];52-[.$C21]))*30))" office:value-type="float" office:value="191" calcext:value-type="float">
            <text:p>191</text:p>
          </table:table-cell>
          <table:table-cell table:formula="of:=SQRT([.D21])*RANDBETWEEN(0; 30)" office:value-type="float" office:value="290.22577418279" calcext:value-type="float">
            <text:p>290.2257741828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(RANDBETWEEN(100;400)+RANDBETWEEN(0;ABS(IF([.$C22]&lt;26;[.$C22];52-[.$C22]))*30))" office:value-type="float" office:value="689" calcext:value-type="float">
            <text:p>689</text:p>
          </table:table-cell>
          <table:table-cell table:formula="of:=SQRT([.D22])*RANDBETWEEN(0; 30)" office:value-type="float" office:value="524.976189936267" calcext:value-type="float">
            <text:p>524.9761899363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(RANDBETWEEN(100;400)+RANDBETWEEN(0;ABS(IF([.$C23]&lt;26;[.$C23];52-[.$C23]))*30))" office:value-type="float" office:value="712" calcext:value-type="float">
            <text:p>712</text:p>
          </table:table-cell>
          <table:table-cell table:formula="of:=SQRT([.D23])*RANDBETWEEN(0; 30)" office:value-type="float" office:value="106.733312513011" calcext:value-type="float">
            <text:p>106.733312513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(RANDBETWEEN(100;400)+RANDBETWEEN(0;ABS(IF([.$C24]&lt;26;[.$C24];52-[.$C24]))*30))" office:value-type="float" office:value="697" calcext:value-type="float">
            <text:p>697</text:p>
          </table:table-cell>
          <table:table-cell table:formula="of:=SQRT([.D24])*RANDBETWEEN(0; 30)" office:value-type="float" office:value="343.209848343546" calcext:value-type="float">
            <text:p>343.2098483435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(RANDBETWEEN(100;400)+RANDBETWEEN(0;ABS(IF([.$C25]&lt;26;[.$C25];52-[.$C25]))*30))" office:value-type="float" office:value="613" calcext:value-type="float">
            <text:p>613</text:p>
          </table:table-cell>
          <table:table-cell table:formula="of:=SQRT([.D25])*RANDBETWEEN(0; 30)" office:value-type="float" office:value="371.382552094198" calcext:value-type="float">
            <text:p>371.3825520942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(RANDBETWEEN(100;400)+RANDBETWEEN(0;ABS(IF([.$C26]&lt;26;[.$C26];52-[.$C26]))*30))" office:value-type="float" office:value="439" calcext:value-type="float">
            <text:p>439</text:p>
          </table:table-cell>
          <table:table-cell table:formula="of:=SQRT([.D26])*RANDBETWEEN(0; 30)" office:value-type="float" office:value="586.665151513195" calcext:value-type="float">
            <text:p>586.6651515132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(RANDBETWEEN(100;400)+RANDBETWEEN(0;ABS(IF([.$C27]&lt;26;[.$C27];52-[.$C27]))*30))" office:value-type="float" office:value="319" calcext:value-type="float">
            <text:p>319</text:p>
          </table:table-cell>
          <table:table-cell table:formula="of:=SQRT([.D27])*RANDBETWEEN(0; 30)" office:value-type="float" office:value="464.374848586786" calcext:value-type="float">
            <text:p>464.3748485868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(RANDBETWEEN(100;400)+RANDBETWEEN(0;ABS(IF([.$C28]&lt;26;[.$C28];52-[.$C28]))*30))" office:value-type="float" office:value="753" calcext:value-type="float">
            <text:p>753</text:p>
          </table:table-cell>
          <table:table-cell table:formula="of:=SQRT([.D28])*RANDBETWEEN(0; 30)" office:value-type="float" office:value="631.139445764563" calcext:value-type="float">
            <text:p>631.1394457646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(RANDBETWEEN(100;400)+RANDBETWEEN(0;ABS(IF([.$C29]&lt;26;[.$C29];52-[.$C29]))*30))" office:value-type="float" office:value="639" calcext:value-type="float">
            <text:p>639</text:p>
          </table:table-cell>
          <table:table-cell table:formula="of:=SQRT([.D29])*RANDBETWEEN(0; 30)" office:value-type="float" office:value="25.2784493195291" calcext:value-type="float">
            <text:p>25.2784493195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(RANDBETWEEN(100;400)+RANDBETWEEN(0;ABS(IF([.$C30]&lt;26;[.$C30];52-[.$C30]))*30))" office:value-type="float" office:value="411" calcext:value-type="float">
            <text:p>411</text:p>
          </table:table-cell>
          <table:table-cell table:formula="of:=SQRT([.D30])*RANDBETWEEN(0; 30)" office:value-type="float" office:value="344.643293856126" calcext:value-type="float">
            <text:p>344.6432938561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(RANDBETWEEN(100;400)+RANDBETWEEN(0;ABS(IF([.$C31]&lt;26;[.$C31];52-[.$C31]))*30))" office:value-type="float" office:value="418" calcext:value-type="float">
            <text:p>418</text:p>
          </table:table-cell>
          <table:table-cell table:formula="of:=SQRT([.D31])*RANDBETWEEN(0; 30)" office:value-type="float" office:value="552.016304107044" calcext:value-type="float">
            <text:p>552.016304107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(RANDBETWEEN(100;400)+RANDBETWEEN(0;ABS(IF([.$C32]&lt;26;[.$C32];52-[.$C32]))*30))" office:value-type="float" office:value="804" calcext:value-type="float">
            <text:p>804</text:p>
          </table:table-cell>
          <table:table-cell table:formula="of:=SQRT([.D32])*RANDBETWEEN(0; 30)" office:value-type="float" office:value="141.774468787578" calcext:value-type="float">
            <text:p>141.7744687876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(RANDBETWEEN(100;400)+RANDBETWEEN(0;ABS(IF([.$C33]&lt;26;[.$C33];52-[.$C33]))*30))" office:value-type="float" office:value="623" calcext:value-type="float">
            <text:p>623</text:p>
          </table:table-cell>
          <table:table-cell table:formula="of:=SQRT([.D33])*RANDBETWEEN(0; 30)" office:value-type="float" office:value="723.839070512224" calcext:value-type="float">
            <text:p>723.8390705122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(RANDBETWEEN(100;400)+RANDBETWEEN(0;ABS(IF([.$C34]&lt;26;[.$C34];52-[.$C34]))*30))" office:value-type="float" office:value="329" calcext:value-type="float">
            <text:p>329</text:p>
          </table:table-cell>
          <table:table-cell table:formula="of:=SQRT([.D34])*RANDBETWEEN(0; 30)" office:value-type="float" office:value="308.35207150269" calcext:value-type="float">
            <text:p>308.3520715027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(RANDBETWEEN(100;400)+RANDBETWEEN(0;ABS(IF([.$C35]&lt;26;[.$C35];52-[.$C35]))*30))" office:value-type="float" office:value="589" calcext:value-type="float">
            <text:p>589</text:p>
          </table:table-cell>
          <table:table-cell table:formula="of:=SQRT([.D35])*RANDBETWEEN(0; 30)" office:value-type="float" office:value="194.154577592186" calcext:value-type="float">
            <text:p>194.1545775922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(RANDBETWEEN(100;400)+RANDBETWEEN(0;ABS(IF([.$C36]&lt;26;[.$C36];52-[.$C36]))*30))" office:value-type="float" office:value="945" calcext:value-type="float">
            <text:p>945</text:p>
          </table:table-cell>
          <table:table-cell table:formula="of:=SQRT([.D36])*RANDBETWEEN(0; 30)" office:value-type="float" office:value="799.262159744849" calcext:value-type="float">
            <text:p>799.2621597448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(RANDBETWEEN(100;400)+RANDBETWEEN(0;ABS(IF([.$C37]&lt;26;[.$C37];52-[.$C37]))*30))" office:value-type="float" office:value="277" calcext:value-type="float">
            <text:p>277</text:p>
          </table:table-cell>
          <table:table-cell table:formula="of:=SQRT([.D37])*RANDBETWEEN(0; 30)" office:value-type="float" office:value="183.076486748026" calcext:value-type="float">
            <text:p>183.076486748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(RANDBETWEEN(100;400)+RANDBETWEEN(0;ABS(IF([.$C38]&lt;26;[.$C38];52-[.$C38]))*30))" office:value-type="float" office:value="756" calcext:value-type="float">
            <text:p>756</text:p>
          </table:table-cell>
          <table:table-cell table:formula="of:=SQRT([.D38])*RANDBETWEEN(0; 30)" office:value-type="float" office:value="439.927266715761" calcext:value-type="float">
            <text:p>439.9272667158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(RANDBETWEEN(100;400)+RANDBETWEEN(0;ABS(IF([.$C39]&lt;26;[.$C39];52-[.$C39]))*30))" office:value-type="float" office:value="477" calcext:value-type="float">
            <text:p>477</text:p>
          </table:table-cell>
          <table:table-cell table:formula="of:=SQRT([.D39])*RANDBETWEEN(0; 30)" office:value-type="float" office:value="633.369560367405" calcext:value-type="float">
            <text:p>633.3695603674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(RANDBETWEEN(100;400)+RANDBETWEEN(0;ABS(IF([.$C40]&lt;26;[.$C40];52-[.$C40]))*30))" office:value-type="float" office:value="594" calcext:value-type="float">
            <text:p>594</text:p>
          </table:table-cell>
          <table:table-cell table:formula="of:=SQRT([.D40])*RANDBETWEEN(0; 30)" office:value-type="float" office:value="194.976921711263" calcext:value-type="float">
            <text:p>194.9769217113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(RANDBETWEEN(100;400)+RANDBETWEEN(0;ABS(IF([.$C41]&lt;26;[.$C41];52-[.$C41]))*30))" office:value-type="float" office:value="370" calcext:value-type="float">
            <text:p>370</text:p>
          </table:table-cell>
          <table:table-cell table:formula="of:=SQRT([.D41])*RANDBETWEEN(0; 30)" office:value-type="float" office:value="365.472297171756" calcext:value-type="float">
            <text:p>365.4722971718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(RANDBETWEEN(100;400)+RANDBETWEEN(0;ABS(IF([.$C42]&lt;26;[.$C42];52-[.$C42]))*30))" office:value-type="float" office:value="759" calcext:value-type="float">
            <text:p>759</text:p>
          </table:table-cell>
          <table:table-cell table:formula="of:=SQRT([.D42])*RANDBETWEEN(0; 30)" office:value-type="float" office:value="137.749773139559" calcext:value-type="float">
            <text:p>137.7497731396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(RANDBETWEEN(100;400)+RANDBETWEEN(0;ABS(IF([.$C43]&lt;26;[.$C43];52-[.$C43]))*30))" office:value-type="float" office:value="350" calcext:value-type="float">
            <text:p>350</text:p>
          </table:table-cell>
          <table:table-cell table:formula="of:=SQRT([.D43])*RANDBETWEEN(0; 30)" office:value-type="float" office:value="336.749164809655" calcext:value-type="float">
            <text:p>336.7491648097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(RANDBETWEEN(100;400)+RANDBETWEEN(0;ABS(IF([.$C44]&lt;26;[.$C44];52-[.$C44]))*30))" office:value-type="float" office:value="301" calcext:value-type="float">
            <text:p>301</text:p>
          </table:table-cell>
          <table:table-cell table:formula="of:=SQRT([.D44])*RANDBETWEEN(0; 30)" office:value-type="float" office:value="312.288328312154" calcext:value-type="float">
            <text:p>312.2883283122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(RANDBETWEEN(100;400)+RANDBETWEEN(0;ABS(IF([.$C45]&lt;26;[.$C45];52-[.$C45]))*30))" office:value-type="float" office:value="524" calcext:value-type="float">
            <text:p>524</text:p>
          </table:table-cell>
          <table:table-cell table:formula="of:=SQRT([.D45])*RANDBETWEEN(0; 30)" office:value-type="float" office:value="526.494064543942" calcext:value-type="float">
            <text:p>526.4940645439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(RANDBETWEEN(100;400)+RANDBETWEEN(0;ABS(IF([.$C46]&lt;26;[.$C46];52-[.$C46]))*30))" office:value-type="float" office:value="137" calcext:value-type="float">
            <text:p>137</text:p>
          </table:table-cell>
          <table:table-cell table:formula="of:=SQRT([.D46])*RANDBETWEEN(0; 30)" office:value-type="float" office:value="81.9328993750374" calcext:value-type="float">
            <text:p>81.932899375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(RANDBETWEEN(100;400)+RANDBETWEEN(0;ABS(IF([.$C47]&lt;26;[.$C47];52-[.$C47]))*30))" office:value-type="float" office:value="467" calcext:value-type="float">
            <text:p>467</text:p>
          </table:table-cell>
          <table:table-cell table:formula="of:=SQRT([.D47])*RANDBETWEEN(0; 30)" office:value-type="float" office:value="626.695300764255" calcext:value-type="float">
            <text:p>626.6953007643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(RANDBETWEEN(100;400)+RANDBETWEEN(0;ABS(IF([.$C48]&lt;26;[.$C48];52-[.$C48]))*30))" office:value-type="float" office:value="595" calcext:value-type="float">
            <text:p>595</text:p>
          </table:table-cell>
          <table:table-cell table:formula="of:=SQRT([.D48])*RANDBETWEEN(0; 30)" office:value-type="float" office:value="73.1778655059028" calcext:value-type="float">
            <text:p>73.1778655059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(RANDBETWEEN(100;400)+RANDBETWEEN(0;ABS(IF([.$C49]&lt;26;[.$C49];52-[.$C49]))*30))" office:value-type="float" office:value="251" calcext:value-type="float">
            <text:p>251</text:p>
          </table:table-cell>
          <table:table-cell table:formula="of:=SQRT([.D49])*RANDBETWEEN(0; 30)" office:value-type="float" office:value="364.388528908362" calcext:value-type="float">
            <text:p>364.3885289084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(RANDBETWEEN(100;400)+RANDBETWEEN(0;ABS(IF([.$C50]&lt;26;[.$C50];52-[.$C50]))*30))" office:value-type="float" office:value="240" calcext:value-type="float">
            <text:p>240</text:p>
          </table:table-cell>
          <table:table-cell table:formula="of:=SQRT([.D50])*RANDBETWEEN(0; 30)" office:value-type="float" office:value="61.9677335393187" calcext:value-type="float">
            <text:p>61.9677335393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(RANDBETWEEN(100;400)+RANDBETWEEN(0;ABS(IF([.$C51]&lt;26;[.$C51];52-[.$C51]))*30))" office:value-type="float" office:value="237" calcext:value-type="float">
            <text:p>237</text:p>
          </table:table-cell>
          <table:table-cell table:formula="of:=SQRT([.D51])*RANDBETWEEN(0; 30)" office:value-type="float" office:value="261.711673411791" calcext:value-type="float">
            <text:p>261.7116734118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(RANDBETWEEN(100;400)+RANDBETWEEN(0;ABS(IF([.$C52]&lt;26;[.$C52];52-[.$C52]))*30))" office:value-type="float" office:value="402" calcext:value-type="float">
            <text:p>402</text:p>
          </table:table-cell>
          <table:table-cell table:formula="of:=SQRT([.D52])*RANDBETWEEN(0; 30)" office:value-type="float" office:value="280.699127180688" calcext:value-type="float">
            <text:p>280.6991271807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(RANDBETWEEN(100;400)+RANDBETWEEN(0;ABS(IF([.$C53]&lt;26;[.$C53];52-[.$C53]))*30))" office:value-type="float" office:value="159" calcext:value-type="float">
            <text:p>159</text:p>
          </table:table-cell>
          <table:table-cell table:formula="of:=SQRT([.D53])*RANDBETWEEN(0; 30)" office:value-type="float" office:value="302.628485110044" calcext:value-type="float">
            <text:p>302.62848511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formula="of:=(RANDBETWEEN(100;400)+RANDBETWEEN(0;ABS(IF([.$C54]&lt;26;[.$C54];52-[.$C54]))*30))" office:value-type="float" office:value="209" calcext:value-type="float">
            <text:p>209</text:p>
          </table:table-cell>
          <table:table-cell table:formula="of:=SQRT([.D54])*RANDBETWEEN(0; 30)" office:value-type="float" office:value="318.050310485621" calcext:value-type="float">
            <text:p>318.0503104856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formula="of:=(RANDBETWEEN(100;400)+RANDBETWEEN(0;ABS(IF([.$C55]&lt;26;[.$C55];52-[.$C55]))*30))" office:value-type="float" office:value="395" calcext:value-type="float">
            <text:p>395</text:p>
          </table:table-cell>
          <table:table-cell table:formula="of:=SQRT([.D55])*RANDBETWEEN(0; 30)" office:value-type="float" office:value="536.614386687498" calcext:value-type="float">
            <text:p>536.6143866875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formula="of:=(RANDBETWEEN(100;400)+RANDBETWEEN(0;ABS(IF([.$C56]&lt;26;[.$C56];52-[.$C56]))*30))" office:value-type="float" office:value="335" calcext:value-type="float">
            <text:p>335</text:p>
          </table:table-cell>
          <table:table-cell table:formula="of:=SQRT([.D56])*RANDBETWEEN(0; 30)" office:value-type="float" office:value="164.727046959508" calcext:value-type="float">
            <text:p>164.727046959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(RANDBETWEEN(100;400)+RANDBETWEEN(0;ABS(IF([.$C57]&lt;26;[.$C57];52-[.$C57]))*30))" office:value-type="float" office:value="148" calcext:value-type="float">
            <text:p>148</text:p>
          </table:table-cell>
          <table:table-cell table:formula="of:=SQRT([.D57])*RANDBETWEEN(0; 30)" office:value-type="float" office:value="231.144976151332" calcext:value-type="float">
            <text:p>231.144976151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(RANDBETWEEN(100;400)+RANDBETWEEN(0;ABS(IF([.$C58]&lt;26;[.$C58];52-[.$C58]))*30))" office:value-type="float" office:value="305" calcext:value-type="float">
            <text:p>305</text:p>
          </table:table-cell>
          <table:table-cell table:formula="of:=SQRT([.D58])*RANDBETWEEN(0; 30)" office:value-type="float" office:value="384.213482324606" calcext:value-type="float">
            <text:p>384.2134823246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(RANDBETWEEN(100;400)+RANDBETWEEN(0;ABS(IF([.$C59]&lt;26;[.$C59];52-[.$C59]))*30))" office:value-type="float" office:value="141" calcext:value-type="float">
            <text:p>141</text:p>
          </table:table-cell>
          <table:table-cell table:formula="of:=SQRT([.D59])*RANDBETWEEN(0; 30)" office:value-type="float" office:value="11.8743420870379" calcext:value-type="float">
            <text:p>11.874342087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(RANDBETWEEN(100;400)+RANDBETWEEN(0;ABS(IF([.$C60]&lt;26;[.$C60];52-[.$C60]))*30))" office:value-type="float" office:value="354" calcext:value-type="float">
            <text:p>354</text:p>
          </table:table-cell>
          <table:table-cell table:formula="of:=SQRT([.D60])*RANDBETWEEN(0; 30)" office:value-type="float" office:value="395.112642166762" calcext:value-type="float">
            <text:p>395.1126421668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(RANDBETWEEN(100;400)+RANDBETWEEN(0;ABS(IF([.$C61]&lt;26;[.$C61];52-[.$C61]))*30))" office:value-type="float" office:value="422" calcext:value-type="float">
            <text:p>422</text:p>
          </table:table-cell>
          <table:table-cell table:formula="of:=SQRT([.D61])*RANDBETWEEN(0; 30)" office:value-type="float" office:value="184.883747257567" calcext:value-type="float">
            <text:p>184.8837472576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(RANDBETWEEN(100;400)+RANDBETWEEN(0;ABS(IF([.$C62]&lt;26;[.$C62];52-[.$C62]))*30))" office:value-type="float" office:value="538" calcext:value-type="float">
            <text:p>538</text:p>
          </table:table-cell>
          <table:table-cell table:formula="of:=SQRT([.D62])*RANDBETWEEN(0; 30)" office:value-type="float" office:value="649.455156265619" calcext:value-type="float">
            <text:p>649.4551562656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(RANDBETWEEN(100;400)+RANDBETWEEN(0;ABS(IF([.$C63]&lt;26;[.$C63];52-[.$C63]))*30))" office:value-type="float" office:value="575" calcext:value-type="float">
            <text:p>575</text:p>
          </table:table-cell>
          <table:table-cell table:formula="of:=SQRT([.D63])*RANDBETWEEN(0; 30)" office:value-type="float" office:value="623.458098030654" calcext:value-type="float">
            <text:p>623.4580980307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(RANDBETWEEN(100;400)+RANDBETWEEN(0;ABS(IF([.$C64]&lt;26;[.$C64];52-[.$C64]))*30))" office:value-type="float" office:value="579" calcext:value-type="float">
            <text:p>579</text:p>
          </table:table-cell>
          <table:table-cell table:formula="of:=SQRT([.D64])*RANDBETWEEN(0; 30)" office:value-type="float" office:value="168.436931817224" calcext:value-type="float">
            <text:p>168.4369318172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(RANDBETWEEN(100;400)+RANDBETWEEN(0;ABS(IF([.$C65]&lt;26;[.$C65];52-[.$C65]))*30))" office:value-type="float" office:value="479" calcext:value-type="float">
            <text:p>479</text:p>
          </table:table-cell>
          <table:table-cell table:formula="of:=SQRT([.D65])*RANDBETWEEN(0; 30)" office:value-type="float" office:value="328.291029423589" calcext:value-type="float">
            <text:p>328.2910294236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(RANDBETWEEN(100;400)+RANDBETWEEN(0;ABS(IF([.$C66]&lt;26;[.$C66];52-[.$C66]))*30))" office:value-type="float" office:value="546" calcext:value-type="float">
            <text:p>546</text:p>
          </table:table-cell>
          <table:table-cell table:formula="of:=SQRT([.D66])*RANDBETWEEN(0; 30)" office:value-type="float" office:value="93.4665715643834" calcext:value-type="float">
            <text:p>93.4665715644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(RANDBETWEEN(100;400)+RANDBETWEEN(0;ABS(IF([.$C67]&lt;26;[.$C67];52-[.$C67]))*30))" office:value-type="float" office:value="562" calcext:value-type="float">
            <text:p>562</text:p>
          </table:table-cell>
          <table:table-cell table:formula="of:=SQRT([.D67])*RANDBETWEEN(0; 30)" office:value-type="float" office:value="71.1196175467782" calcext:value-type="float">
            <text:p>71.1196175468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(RANDBETWEEN(100;400)+RANDBETWEEN(0;ABS(IF([.$C68]&lt;26;[.$C68];52-[.$C68]))*30))" office:value-type="float" office:value="434" calcext:value-type="float">
            <text:p>434</text:p>
          </table:table-cell>
          <table:table-cell table:formula="of:=SQRT([.D68])*RANDBETWEEN(0; 30)" office:value-type="float" office:value="541.649333055991" calcext:value-type="float">
            <text:p>541.649333056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(RANDBETWEEN(100;400)+RANDBETWEEN(0;ABS(IF([.$C69]&lt;26;[.$C69];52-[.$C69]))*30))" office:value-type="float" office:value="408" calcext:value-type="float">
            <text:p>408</text:p>
          </table:table-cell>
          <table:table-cell table:formula="of:=SQRT([.D69])*RANDBETWEEN(0; 30)" office:value-type="float" office:value="403.980197534483" calcext:value-type="float">
            <text:p>403.980197534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(RANDBETWEEN(100;400)+RANDBETWEEN(0;ABS(IF([.$C70]&lt;26;[.$C70];52-[.$C70]))*30))" office:value-type="float" office:value="535" calcext:value-type="float">
            <text:p>535</text:p>
          </table:table-cell>
          <table:table-cell table:formula="of:=SQRT([.D70])*RANDBETWEEN(0; 30)" office:value-type="float" office:value="23.1300670124408" calcext:value-type="float">
            <text:p>23.130067012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(RANDBETWEEN(100;400)+RANDBETWEEN(0;ABS(IF([.$C71]&lt;26;[.$C71];52-[.$C71]))*30))" office:value-type="float" office:value="392" calcext:value-type="float">
            <text:p>392</text:p>
          </table:table-cell>
          <table:table-cell table:formula="of:=SQRT([.D71])*RANDBETWEEN(0; 30)" office:value-type="float" office:value="79.1959594928933" calcext:value-type="float">
            <text:p>79.1959594929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(RANDBETWEEN(100;400)+RANDBETWEEN(0;ABS(IF([.$C72]&lt;26;[.$C72];52-[.$C72]))*30))" office:value-type="float" office:value="241" calcext:value-type="float">
            <text:p>241</text:p>
          </table:table-cell>
          <table:table-cell table:formula="of:=SQRT([.D72])*RANDBETWEEN(0; 30)" office:value-type="float" office:value="139.71757226634" calcext:value-type="float">
            <text:p>139.7175722663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(RANDBETWEEN(100;400)+RANDBETWEEN(0;ABS(IF([.$C73]&lt;26;[.$C73];52-[.$C73]))*30))" office:value-type="float" office:value="477" calcext:value-type="float">
            <text:p>477</text:p>
          </table:table-cell>
          <table:table-cell table:formula="of:=SQRT([.D73])*RANDBETWEEN(0; 30)" office:value-type="float" office:value="152.882307674891" calcext:value-type="float">
            <text:p>152.8823076749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(RANDBETWEEN(100;400)+RANDBETWEEN(0;ABS(IF([.$C74]&lt;26;[.$C74];52-[.$C74]))*30))" office:value-type="float" office:value="394" calcext:value-type="float">
            <text:p>394</text:p>
          </table:table-cell>
          <table:table-cell table:formula="of:=SQRT([.D74])*RANDBETWEEN(0; 30)" office:value-type="float" office:value="436.687531308143" calcext:value-type="float">
            <text:p>436.6875313081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(RANDBETWEEN(100;400)+RANDBETWEEN(0;ABS(IF([.$C75]&lt;26;[.$C75];52-[.$C75]))*30))" office:value-type="float" office:value="373" calcext:value-type="float">
            <text:p>373</text:p>
          </table:table-cell>
          <table:table-cell table:formula="of:=SQRT([.D75])*RANDBETWEEN(0; 30)" office:value-type="float" office:value="521.456613727355" calcext:value-type="float">
            <text:p>521.4566137274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(RANDBETWEEN(100;400)+RANDBETWEEN(0;ABS(IF([.$C76]&lt;26;[.$C76];52-[.$C76]))*30))" office:value-type="float" office:value="523" calcext:value-type="float">
            <text:p>523</text:p>
          </table:table-cell>
          <table:table-cell table:formula="of:=SQRT([.D76])*RANDBETWEEN(0; 3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(RANDBETWEEN(100;400)+RANDBETWEEN(0;ABS(IF([.$C77]&lt;26;[.$C77];52-[.$C77]))*30))" office:value-type="float" office:value="270" calcext:value-type="float">
            <text:p>270</text:p>
          </table:table-cell>
          <table:table-cell table:formula="of:=SQRT([.D77])*RANDBETWEEN(0; 30)" office:value-type="float" office:value="476.518625029495" calcext:value-type="float">
            <text:p>476.5186250295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(RANDBETWEEN(100;400)+RANDBETWEEN(0;ABS(IF([.$C78]&lt;26;[.$C78];52-[.$C78]))*30))" office:value-type="float" office:value="444" calcext:value-type="float">
            <text:p>444</text:p>
          </table:table-cell>
          <table:table-cell table:formula="of:=SQRT([.D78])*RANDBETWEEN(0; 30)" office:value-type="float" office:value="547.853995148342" calcext:value-type="float">
            <text:p>547.8539951483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(RANDBETWEEN(100;400)+RANDBETWEEN(0;ABS(IF([.$C79]&lt;26;[.$C79];52-[.$C79]))*30))" office:value-type="float" office:value="420" calcext:value-type="float">
            <text:p>420</text:p>
          </table:table-cell>
          <table:table-cell table:formula="of:=SQRT([.D79])*RANDBETWEEN(0; 30)" office:value-type="float" office:value="61.4817045957576" calcext:value-type="float">
            <text:p>61.4817045958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(RANDBETWEEN(100;400)+RANDBETWEEN(0;ABS(IF([.$C80]&lt;26;[.$C80];52-[.$C80]))*30))" office:value-type="float" office:value="548" calcext:value-type="float">
            <text:p>548</text:p>
          </table:table-cell>
          <table:table-cell table:formula="of:=SQRT([.D80])*RANDBETWEEN(0; 30)" office:value-type="float" office:value="515.006796071664" calcext:value-type="float">
            <text:p>515.0067960717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(RANDBETWEEN(100;400)+RANDBETWEEN(0;ABS(IF([.$C81]&lt;26;[.$C81];52-[.$C81]))*30))" office:value-type="float" office:value="478" calcext:value-type="float">
            <text:p>478</text:p>
          </table:table-cell>
          <table:table-cell table:formula="of:=SQRT([.D81])*RANDBETWEEN(0; 30)" office:value-type="float" office:value="655.896333272263" calcext:value-type="float">
            <text:p>655.8963332723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(RANDBETWEEN(100;400)+RANDBETWEEN(0;ABS(IF([.$C82]&lt;26;[.$C82];52-[.$C82]))*30))" office:value-type="float" office:value="499" calcext:value-type="float">
            <text:p>499</text:p>
          </table:table-cell>
          <table:table-cell table:formula="of:=SQRT([.D82])*RANDBETWEEN(0; 30)" office:value-type="float" office:value="469.104465977462" calcext:value-type="float">
            <text:p>469.1044659775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(RANDBETWEEN(100;400)+RANDBETWEEN(0;ABS(IF([.$C83]&lt;26;[.$C83];52-[.$C83]))*30))" office:value-type="float" office:value="484" calcext:value-type="float">
            <text:p>484</text:p>
          </table:table-cell>
          <table:table-cell table:formula="of:=SQRT([.D83])*RANDBETWEEN(0; 30)" office:value-type="float" office:value="110" calcext:value-type="float">
            <text:p>110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(RANDBETWEEN(100;400)+RANDBETWEEN(0;ABS(IF([.$C84]&lt;26;[.$C84];52-[.$C84]))*30))" office:value-type="float" office:value="418" calcext:value-type="float">
            <text:p>418</text:p>
          </table:table-cell>
          <table:table-cell table:formula="of:=SQRT([.D84])*RANDBETWEEN(0; 30)" office:value-type="float" office:value="470.236110906" calcext:value-type="float">
            <text:p>470.236110906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(RANDBETWEEN(100;400)+RANDBETWEEN(0;ABS(IF([.$C85]&lt;26;[.$C85];52-[.$C85]))*30))" office:value-type="float" office:value="286" calcext:value-type="float">
            <text:p>286</text:p>
          </table:table-cell>
          <table:table-cell table:formula="of:=SQRT([.D85])*RANDBETWEEN(0; 30)" office:value-type="float" office:value="202.938414303453" calcext:value-type="float">
            <text:p>202.9384143035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(RANDBETWEEN(100;400)+RANDBETWEEN(0;ABS(IF([.$C86]&lt;26;[.$C86];52-[.$C86]))*30))" office:value-type="float" office:value="834" calcext:value-type="float">
            <text:p>834</text:p>
          </table:table-cell>
          <table:table-cell table:formula="of:=SQRT([.D86])*RANDBETWEEN(0; 30)" office:value-type="float" office:value="57.7581163127746" calcext:value-type="float">
            <text:p>57.7581163128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(RANDBETWEEN(100;400)+RANDBETWEEN(0;ABS(IF([.$C87]&lt;26;[.$C87];52-[.$C87]))*30))" office:value-type="float" office:value="771" calcext:value-type="float">
            <text:p>771</text:p>
          </table:table-cell>
          <table:table-cell table:formula="of:=SQRT([.D87])*RANDBETWEEN(0; 30)" office:value-type="float" office:value="27.7668867538296" calcext:value-type="float">
            <text:p>27.7668867538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(RANDBETWEEN(100;400)+RANDBETWEEN(0;ABS(IF([.$C88]&lt;26;[.$C88];52-[.$C88]))*30))" office:value-type="float" office:value="467" calcext:value-type="float">
            <text:p>467</text:p>
          </table:table-cell>
          <table:table-cell table:formula="of:=SQRT([.D88])*RANDBETWEEN(0; 30)" office:value-type="float" office:value="21.6101827849743" calcext:value-type="float">
            <text:p>21.610182785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(RANDBETWEEN(100;400)+RANDBETWEEN(0;ABS(IF([.$C89]&lt;26;[.$C89];52-[.$C89]))*30))" office:value-type="float" office:value="599" calcext:value-type="float">
            <text:p>599</text:p>
          </table:table-cell>
          <table:table-cell table:formula="of:=SQRT([.D89])*RANDBETWEEN(0; 30)" office:value-type="float" office:value="611.861912526021" calcext:value-type="float">
            <text:p>611.861912526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(RANDBETWEEN(100;400)+RANDBETWEEN(0;ABS(IF([.$C90]&lt;26;[.$C90];52-[.$C90]))*30))" office:value-type="float" office:value="517" calcext:value-type="float">
            <text:p>517</text:p>
          </table:table-cell>
          <table:table-cell table:formula="of:=SQRT([.D90])*RANDBETWEEN(0; 30)" office:value-type="float" office:value="68.2129020054124" calcext:value-type="float">
            <text:p>68.2129020054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(RANDBETWEEN(100;400)+RANDBETWEEN(0;ABS(IF([.$C91]&lt;26;[.$C91];52-[.$C91]))*30))" office:value-type="float" office:value="731" calcext:value-type="float">
            <text:p>731</text:p>
          </table:table-cell>
          <table:table-cell table:formula="of:=SQRT([.D91])*RANDBETWEEN(0; 30)" office:value-type="float" office:value="621.851268391406" calcext:value-type="float">
            <text:p>621.8512683914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(RANDBETWEEN(100;400)+RANDBETWEEN(0;ABS(IF([.$C92]&lt;26;[.$C92];52-[.$C92]))*30))" office:value-type="float" office:value="474" calcext:value-type="float">
            <text:p>474</text:p>
          </table:table-cell>
          <table:table-cell table:formula="of:=SQRT([.D92])*RANDBETWEEN(0; 30)" office:value-type="float" office:value="65.3146231712317" calcext:value-type="float">
            <text:p>65.3146231712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(RANDBETWEEN(100;400)+RANDBETWEEN(0;ABS(IF([.$C93]&lt;26;[.$C93];52-[.$C93]))*30))" office:value-type="float" office:value="513" calcext:value-type="float">
            <text:p>513</text:p>
          </table:table-cell>
          <table:table-cell table:formula="of:=SQRT([.D93])*RANDBETWEEN(0; 30)" office:value-type="float" office:value="22.6495033058122" calcext:value-type="float">
            <text:p>22.6495033058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(RANDBETWEEN(100;400)+RANDBETWEEN(0;ABS(IF([.$C94]&lt;26;[.$C94];52-[.$C94]))*30))" office:value-type="float" office:value="594" calcext:value-type="float">
            <text:p>594</text:p>
          </table:table-cell>
          <table:table-cell table:formula="of:=SQRT([.D94])*RANDBETWEEN(0; 30)" office:value-type="float" office:value="438.698073850342" calcext:value-type="float">
            <text:p>438.6980738503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(RANDBETWEEN(100;400)+RANDBETWEEN(0;ABS(IF([.$C95]&lt;26;[.$C95];52-[.$C95]))*30))" office:value-type="float" office:value="524" calcext:value-type="float">
            <text:p>524</text:p>
          </table:table-cell>
          <table:table-cell table:formula="of:=SQRT([.D95])*RANDBETWEEN(0; 30)" office:value-type="float" office:value="251.801509129711" calcext:value-type="float">
            <text:p>251.8015091297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(RANDBETWEEN(100;400)+RANDBETWEEN(0;ABS(IF([.$C96]&lt;26;[.$C96];52-[.$C96]))*30))" office:value-type="float" office:value="253" calcext:value-type="float">
            <text:p>253</text:p>
          </table:table-cell>
          <table:table-cell table:formula="of:=SQRT([.D96])*RANDBETWEEN(0; 30)" office:value-type="float" office:value="254.49557952939" calcext:value-type="float">
            <text:p>254.4955795294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(RANDBETWEEN(100;400)+RANDBETWEEN(0;ABS(IF([.$C97]&lt;26;[.$C97];52-[.$C97]))*30))" office:value-type="float" office:value="224" calcext:value-type="float">
            <text:p>224</text:p>
          </table:table-cell>
          <table:table-cell table:formula="of:=SQRT([.D97])*RANDBETWEEN(0; 30)" office:value-type="float" office:value="329.265850036107" calcext:value-type="float">
            <text:p>329.2658500361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(RANDBETWEEN(100;400)+RANDBETWEEN(0;ABS(IF([.$C98]&lt;26;[.$C98];52-[.$C98]))*30))" office:value-type="float" office:value="551" calcext:value-type="float">
            <text:p>551</text:p>
          </table:table-cell>
          <table:table-cell table:formula="of:=SQRT([.D98])*RANDBETWEEN(0; 30)" office:value-type="float" office:value="328.627448640554" calcext:value-type="float">
            <text:p>328.6274486406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(RANDBETWEEN(100;400)+RANDBETWEEN(0;ABS(IF([.$C99]&lt;26;[.$C99];52-[.$C99]))*30))" office:value-type="float" office:value="494" calcext:value-type="float">
            <text:p>494</text:p>
          </table:table-cell>
          <table:table-cell table:formula="of:=SQRT([.D99])*RANDBETWEEN(0; 30)" office:value-type="float" office:value="266.713329250714" calcext:value-type="float">
            <text:p>266.7133292507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(RANDBETWEEN(100;400)+RANDBETWEEN(0;ABS(IF([.$C100]&lt;26;[.$C100];52-[.$C100]))*30))" office:value-type="float" office:value="197" calcext:value-type="float">
            <text:p>197</text:p>
          </table:table-cell>
          <table:table-cell table:formula="of:=SQRT([.D100])*RANDBETWEEN(0; 30)" office:value-type="float" office:value="168.428026171418" calcext:value-type="float">
            <text:p>168.4280261714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(RANDBETWEEN(100;400)+RANDBETWEEN(0;ABS(IF([.$C101]&lt;26;[.$C101];52-[.$C101]))*30))" office:value-type="float" office:value="404" calcext:value-type="float">
            <text:p>404</text:p>
          </table:table-cell>
          <table:table-cell table:formula="of:=SQRT([.D101])*RANDBETWEEN(0; 30)" office:value-type="float" office:value="301.496268633627" calcext:value-type="float">
            <text:p>301.4962686336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(RANDBETWEEN(100;400)+RANDBETWEEN(0;ABS(IF([.$C102]&lt;26;[.$C102];52-[.$C102]))*30))" office:value-type="float" office:value="440" calcext:value-type="float">
            <text:p>440</text:p>
          </table:table-cell>
          <table:table-cell table:formula="of:=SQRT([.D102])*RANDBETWEEN(0; 30)" office:value-type="float" office:value="335.618831414448" calcext:value-type="float">
            <text:p>335.6188314144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(RANDBETWEEN(100;400)+RANDBETWEEN(0;ABS(IF([.$C103]&lt;26;[.$C103];52-[.$C103]))*30))" office:value-type="float" office:value="487" calcext:value-type="float">
            <text:p>487</text:p>
          </table:table-cell>
          <table:table-cell table:formula="of:=SQRT([.D103])*RANDBETWEEN(0; 30)" office:value-type="float" office:value="463.429606304992" calcext:value-type="float">
            <text:p>463.429606305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(RANDBETWEEN(100;400)+RANDBETWEEN(0;ABS(IF([.$C104]&lt;26;[.$C104];52-[.$C104]))*30))" office:value-type="float" office:value="171" calcext:value-type="float">
            <text:p>171</text:p>
          </table:table-cell>
          <table:table-cell table:formula="of:=SQRT([.D104])*RANDBETWEEN(0; 30)" office:value-type="float" office:value="300.764027104306" calcext:value-type="float">
            <text:p>300.7640271043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(RANDBETWEEN(100;400)+RANDBETWEEN(0;ABS(IF([.$C105]&lt;26;[.$C105];52-[.$C105]))*30))" office:value-type="float" office:value="326" calcext:value-type="float">
            <text:p>326</text:p>
          </table:table-cell>
          <table:table-cell table:formula="of:=SQRT([.D105])*RANDBETWEEN(0; 30)" office:value-type="float" office:value="144.443760682142" calcext:value-type="float">
            <text:p>144.4437606821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formula="of:=(RANDBETWEEN(100;400)+RANDBETWEEN(0;ABS(IF([.$C106]&lt;26;[.$C106];52-[.$C106]))*30))" office:value-type="float" office:value="333" calcext:value-type="float">
            <text:p>333</text:p>
          </table:table-cell>
          <table:table-cell table:formula="of:=SQRT([.D106])*RANDBETWEEN(0; 30)" office:value-type="float" office:value="328.469176636104" calcext:value-type="float">
            <text:p>328.4691766361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formula="of:=(RANDBETWEEN(100;400)+RANDBETWEEN(0;ABS(IF([.$C107]&lt;26;[.$C107];52-[.$C107]))*30))" office:value-type="float" office:value="346" calcext:value-type="float">
            <text:p>346</text:p>
          </table:table-cell>
          <table:table-cell table:formula="of:=SQRT([.D107])*RANDBETWEEN(0; 30)" office:value-type="float" office:value="427.82473046798" calcext:value-type="float">
            <text:p>427.824730468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formula="of:=(RANDBETWEEN(100;400)+RANDBETWEEN(0;ABS(IF([.$C108]&lt;26;[.$C108];52-[.$C108]))*30))" office:value-type="float" office:value="251" calcext:value-type="float">
            <text:p>251</text:p>
          </table:table-cell>
          <table:table-cell table:formula="of:=SQRT([.D108])*RANDBETWEEN(0; 30)" office:value-type="float" office:value="110.900856624284" calcext:value-type="float">
            <text:p>110.900856624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(RANDBETWEEN(100;400)+RANDBETWEEN(0;ABS(IF([.$C109]&lt;26;[.$C109];52-[.$C109]))*30))" office:value-type="float" office:value="174" calcext:value-type="float">
            <text:p>174</text:p>
          </table:table-cell>
          <table:table-cell table:formula="of:=SQRT([.D109])*RANDBETWEEN(0; 30)" office:value-type="float" office:value="184.672683415821" calcext:value-type="float">
            <text:p>184.6726834158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(RANDBETWEEN(100;400)+RANDBETWEEN(0;ABS(IF([.$C110]&lt;26;[.$C110];52-[.$C110]))*30))" office:value-type="float" office:value="319" calcext:value-type="float">
            <text:p>319</text:p>
          </table:table-cell>
          <table:table-cell table:formula="of:=SQRT([.D110])*RANDBETWEEN(0; 30)" office:value-type="float" office:value="464.374848586786" calcext:value-type="float">
            <text:p>464.3748485868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(RANDBETWEEN(100;400)+RANDBETWEEN(0;ABS(IF([.$C111]&lt;26;[.$C111];52-[.$C111]))*30))" office:value-type="float" office:value="458" calcext:value-type="float">
            <text:p>458</text:p>
          </table:table-cell>
          <table:table-cell table:formula="of:=SQRT([.D111])*RANDBETWEEN(0; 30)" office:value-type="float" office:value="620.627102211948" calcext:value-type="float">
            <text:p>620.6271022119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(RANDBETWEEN(100;400)+RANDBETWEEN(0;ABS(IF([.$C112]&lt;26;[.$C112];52-[.$C112]))*30))" office:value-type="float" office:value="412" calcext:value-type="float">
            <text:p>412</text:p>
          </table:table-cell>
          <table:table-cell table:formula="of:=SQRT([.D112])*RANDBETWEEN(0; 30)" office:value-type="float" office:value="263.871180692398" calcext:value-type="float">
            <text:p>263.8711806924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(RANDBETWEEN(100;400)+RANDBETWEEN(0;ABS(IF([.$C113]&lt;26;[.$C113];52-[.$C113]))*30))" office:value-type="float" office:value="241" calcext:value-type="float">
            <text:p>241</text:p>
          </table:table-cell>
          <table:table-cell table:formula="of:=SQRT([.D113])*RANDBETWEEN(0; 30)" office:value-type="float" office:value="263.91096983642" calcext:value-type="float">
            <text:p>263.9109698364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(RANDBETWEEN(100;400)+RANDBETWEEN(0;ABS(IF([.$C114]&lt;26;[.$C114];52-[.$C114]))*30))" office:value-type="float" office:value="508" calcext:value-type="float">
            <text:p>508</text:p>
          </table:table-cell>
          <table:table-cell table:formula="of:=SQRT([.D114])*RANDBETWEEN(0; 30)" office:value-type="float" office:value="90.1554213566772" calcext:value-type="float">
            <text:p>90.1554213567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(RANDBETWEEN(100;400)+RANDBETWEEN(0;ABS(IF([.$C115]&lt;26;[.$C115];52-[.$C115]))*30))" office:value-type="float" office:value="177" calcext:value-type="float">
            <text:p>177</text:p>
          </table:table-cell>
          <table:table-cell table:formula="of:=SQRT([.D115])*RANDBETWEEN(0; 30)" office:value-type="float" office:value="79.8248081739004" calcext:value-type="float">
            <text:p>79.8248081739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(RANDBETWEEN(100;400)+RANDBETWEEN(0;ABS(IF([.$C116]&lt;26;[.$C116];52-[.$C116]))*30))" office:value-type="float" office:value="448" calcext:value-type="float">
            <text:p>448</text:p>
          </table:table-cell>
          <table:table-cell table:formula="of:=SQRT([.D116])*RANDBETWEEN(0; 30)" office:value-type="float" office:value="613.814304166985" calcext:value-type="float">
            <text:p>613.814304167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(RANDBETWEEN(100;400)+RANDBETWEEN(0;ABS(IF([.$C117]&lt;26;[.$C117];52-[.$C117]))*30))" office:value-type="float" office:value="376" calcext:value-type="float">
            <text:p>376</text:p>
          </table:table-cell>
          <table:table-cell table:formula="of:=SQRT([.D117])*RANDBETWEEN(0; 30)" office:value-type="float" office:value="116.344316577992" calcext:value-type="float">
            <text:p>116.344316578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(RANDBETWEEN(100;400)+RANDBETWEEN(0;ABS(IF([.$C118]&lt;26;[.$C118];52-[.$C118]))*30))" office:value-type="float" office:value="641" calcext:value-type="float">
            <text:p>641</text:p>
          </table:table-cell>
          <table:table-cell table:formula="of:=SQRT([.D118])*RANDBETWEEN(0; 30)" office:value-type="float" office:value="202.543822418755" calcext:value-type="float">
            <text:p>202.5438224188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(RANDBETWEEN(100;400)+RANDBETWEEN(0;ABS(IF([.$C119]&lt;26;[.$C119];52-[.$C119]))*30))" office:value-type="float" office:value="627" calcext:value-type="float">
            <text:p>627</text:p>
          </table:table-cell>
          <table:table-cell table:formula="of:=SQRT([.D119])*RANDBETWEEN(0; 3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(RANDBETWEEN(100;400)+RANDBETWEEN(0;ABS(IF([.$C120]&lt;26;[.$C120];52-[.$C120]))*30))" office:value-type="float" office:value="351" calcext:value-type="float">
            <text:p>351</text:p>
          </table:table-cell>
          <table:table-cell table:formula="of:=SQRT([.D120])*RANDBETWEEN(0; 3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(RANDBETWEEN(100;400)+RANDBETWEEN(0;ABS(IF([.$C121]&lt;26;[.$C121];52-[.$C121]))*30))" office:value-type="float" office:value="394" calcext:value-type="float">
            <text:p>394</text:p>
          </table:table-cell>
          <table:table-cell table:formula="of:=SQRT([.D121])*RANDBETWEEN(0; 30)" office:value-type="float" office:value="218.343765654071" calcext:value-type="float">
            <text:p>218.343765654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(RANDBETWEEN(100;400)+RANDBETWEEN(0;ABS(IF([.$C122]&lt;26;[.$C122];52-[.$C122]))*30))" office:value-type="float" office:value="532" calcext:value-type="float">
            <text:p>532</text:p>
          </table:table-cell>
          <table:table-cell table:formula="of:=SQRT([.D122])*RANDBETWEEN(0; 30)" office:value-type="float" office:value="530.497879354857" calcext:value-type="float">
            <text:p>530.4978793549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(RANDBETWEEN(100;400)+RANDBETWEEN(0;ABS(IF([.$C123]&lt;26;[.$C123];52-[.$C123]))*30))" office:value-type="float" office:value="370" calcext:value-type="float">
            <text:p>370</text:p>
          </table:table-cell>
          <table:table-cell table:formula="of:=SQRT([.D123])*RANDBETWEEN(0; 30)" office:value-type="float" office:value="57.706152185014" calcext:value-type="float">
            <text:p>57.706152185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(RANDBETWEEN(100;400)+RANDBETWEEN(0;ABS(IF([.$C124]&lt;26;[.$C124];52-[.$C124]))*30))" office:value-type="float" office:value="676" calcext:value-type="float">
            <text:p>676</text:p>
          </table:table-cell>
          <table:table-cell table:formula="of:=SQRT([.D124])*RANDBETWEEN(0; 30)" office:value-type="float" office:value="312" calcext:value-type="float">
            <text:p>312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(RANDBETWEEN(100;400)+RANDBETWEEN(0;ABS(IF([.$C125]&lt;26;[.$C125];52-[.$C125]))*30))" office:value-type="float" office:value="881" calcext:value-type="float">
            <text:p>881</text:p>
          </table:table-cell>
          <table:table-cell table:formula="of:=SQRT([.D125])*RANDBETWEEN(0; 30)" office:value-type="float" office:value="326.498085752428" calcext:value-type="float">
            <text:p>326.4980857524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(RANDBETWEEN(100;400)+RANDBETWEEN(0;ABS(IF([.$C126]&lt;26;[.$C126];52-[.$C126]))*30))" office:value-type="float" office:value="663" calcext:value-type="float">
            <text:p>663</text:p>
          </table:table-cell>
          <table:table-cell table:formula="of:=SQRT([.D126])*RANDBETWEEN(0; 30)" office:value-type="float" office:value="386.231795687512" calcext:value-type="float">
            <text:p>386.231795687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(RANDBETWEEN(100;400)+RANDBETWEEN(0;ABS(IF([.$C127]&lt;26;[.$C127];52-[.$C127]))*30))" office:value-type="float" office:value="941" calcext:value-type="float">
            <text:p>941</text:p>
          </table:table-cell>
          <table:table-cell table:formula="of:=SQRT([.D127])*RANDBETWEEN(0; 30)" office:value-type="float" office:value="889.595975710322" calcext:value-type="float">
            <text:p>889.5959757103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(RANDBETWEEN(100;400)+RANDBETWEEN(0;ABS(IF([.$C128]&lt;26;[.$C128];52-[.$C128]))*30))" office:value-type="float" office:value="375" calcext:value-type="float">
            <text:p>375</text:p>
          </table:table-cell>
          <table:table-cell table:formula="of:=SQRT([.D128])*RANDBETWEEN(0; 30)" office:value-type="float" office:value="58.0947501931113" calcext:value-type="float">
            <text:p>58.0947501931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(RANDBETWEEN(100;400)+RANDBETWEEN(0;ABS(IF([.$C129]&lt;26;[.$C129];52-[.$C129]))*30))" office:value-type="float" office:value="459" calcext:value-type="float">
            <text:p>459</text:p>
          </table:table-cell>
          <table:table-cell table:formula="of:=SQRT([.D129])*RANDBETWEEN(0; 30)" office:value-type="float" office:value="621.304273283228" calcext:value-type="float">
            <text:p>621.3042732832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(RANDBETWEEN(100;400)+RANDBETWEEN(0;ABS(IF([.$C130]&lt;26;[.$C130];52-[.$C130]))*30))" office:value-type="float" office:value="752" calcext:value-type="float">
            <text:p>752</text:p>
          </table:table-cell>
          <table:table-cell table:formula="of:=SQRT([.D130])*RANDBETWEEN(0; 30)" office:value-type="float" office:value="274.226184016042" calcext:value-type="float">
            <text:p>274.226184016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(RANDBETWEEN(100;400)+RANDBETWEEN(0;ABS(IF([.$C131]&lt;26;[.$C131];52-[.$C131]))*30))" office:value-type="float" office:value="899" calcext:value-type="float">
            <text:p>899</text:p>
          </table:table-cell>
          <table:table-cell table:formula="of:=SQRT([.D131])*RANDBETWEEN(0; 30)" office:value-type="float" office:value="449.749930516949" calcext:value-type="float">
            <text:p>449.7499305169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(RANDBETWEEN(100;400)+RANDBETWEEN(0;ABS(IF([.$C132]&lt;26;[.$C132];52-[.$C132]))*30))" office:value-type="float" office:value="705" calcext:value-type="float">
            <text:p>705</text:p>
          </table:table-cell>
          <table:table-cell table:formula="of:=SQRT([.D132])*RANDBETWEEN(0; 30)" office:value-type="float" office:value="371.725705325849" calcext:value-type="float">
            <text:p>371.7257053259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(RANDBETWEEN(100;400)+RANDBETWEEN(0;ABS(IF([.$C133]&lt;26;[.$C133];52-[.$C133]))*30))" office:value-type="float" office:value="691" calcext:value-type="float">
            <text:p>691</text:p>
          </table:table-cell>
          <table:table-cell table:formula="of:=SQRT([.D133])*RANDBETWEEN(0; 30)" office:value-type="float" office:value="709.745729117125" calcext:value-type="float">
            <text:p>709.7457291171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(RANDBETWEEN(100;400)+RANDBETWEEN(0;ABS(IF([.$C134]&lt;26;[.$C134];52-[.$C134]))*30))" office:value-type="float" office:value="655" calcext:value-type="float">
            <text:p>655</text:p>
          </table:table-cell>
          <table:table-cell table:formula="of:=SQRT([.D134])*RANDBETWEEN(0; 30)" office:value-type="float" office:value="153.557806704837" calcext:value-type="float">
            <text:p>153.5578067048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(RANDBETWEEN(100;400)+RANDBETWEEN(0;ABS(IF([.$C135]&lt;26;[.$C135];52-[.$C135]))*30))" office:value-type="float" office:value="839" calcext:value-type="float">
            <text:p>839</text:p>
          </table:table-cell>
          <table:table-cell table:formula="of:=SQRT([.D135])*RANDBETWEEN(0; 30)" office:value-type="float" office:value="173.792980295523" calcext:value-type="float">
            <text:p>173.7929802955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(RANDBETWEEN(100;400)+RANDBETWEEN(0;ABS(IF([.$C136]&lt;26;[.$C136];52-[.$C136]))*30))" office:value-type="float" office:value="387" calcext:value-type="float">
            <text:p>387</text:p>
          </table:table-cell>
          <table:table-cell table:formula="of:=SQRT([.D136])*RANDBETWEEN(0; 30)" office:value-type="float" office:value="98.36157786453" calcext:value-type="float">
            <text:p>98.3615778645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(RANDBETWEEN(100;400)+RANDBETWEEN(0;ABS(IF([.$C137]&lt;26;[.$C137];52-[.$C137]))*30))" office:value-type="float" office:value="416" calcext:value-type="float">
            <text:p>416</text:p>
          </table:table-cell>
          <table:table-cell table:formula="of:=SQRT([.D137])*RANDBETWEEN(0; 30)" office:value-type="float" office:value="509.901951359278" calcext:value-type="float">
            <text:p>509.9019513593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(RANDBETWEEN(100;400)+RANDBETWEEN(0;ABS(IF([.$C138]&lt;26;[.$C138];52-[.$C138]))*30))" office:value-type="float" office:value="889" calcext:value-type="float">
            <text:p>889</text:p>
          </table:table-cell>
          <table:table-cell table:formula="of:=SQRT([.D138])*RANDBETWEEN(0; 30)" office:value-type="float" office:value="864.666987920783" calcext:value-type="float">
            <text:p>864.6669879208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(RANDBETWEEN(100;400)+RANDBETWEEN(0;ABS(IF([.$C139]&lt;26;[.$C139];52-[.$C139]))*30))" office:value-type="float" office:value="791" calcext:value-type="float">
            <text:p>791</text:p>
          </table:table-cell>
          <table:table-cell table:formula="of:=SQRT([.D139])*RANDBETWEEN(0; 30)" office:value-type="float" office:value="337.496666650206" calcext:value-type="float">
            <text:p>337.4966666502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(RANDBETWEEN(100;400)+RANDBETWEEN(0;ABS(IF([.$C140]&lt;26;[.$C140];52-[.$C140]))*30))" office:value-type="float" office:value="612" calcext:value-type="float">
            <text:p>612</text:p>
          </table:table-cell>
          <table:table-cell table:formula="of:=SQRT([.D140])*RANDBETWEEN(0; 30)" office:value-type="float" office:value="197.909070029648" calcext:value-type="float">
            <text:p>197.9090700296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(RANDBETWEEN(100;400)+RANDBETWEEN(0;ABS(IF([.$C141]&lt;26;[.$C141];52-[.$C141]))*30))" office:value-type="float" office:value="503" calcext:value-type="float">
            <text:p>503</text:p>
          </table:table-cell>
          <table:table-cell table:formula="of:=SQRT([.D141])*RANDBETWEEN(0; 30)" office:value-type="float" office:value="560.691537300145" calcext:value-type="float">
            <text:p>560.6915373001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(RANDBETWEEN(100;400)+RANDBETWEEN(0;ABS(IF([.$C142]&lt;26;[.$C142];52-[.$C142]))*30))" office:value-type="float" office:value="500" calcext:value-type="float">
            <text:p>500</text:p>
          </table:table-cell>
          <table:table-cell table:formula="of:=SQRT([.D142])*RANDBETWEEN(0; 30)" office:value-type="float" office:value="223.606797749979" calcext:value-type="float">
            <text:p>223.60679775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(RANDBETWEEN(100;400)+RANDBETWEEN(0;ABS(IF([.$C143]&lt;26;[.$C143];52-[.$C143]))*30))" office:value-type="float" office:value="593" calcext:value-type="float">
            <text:p>593</text:p>
          </table:table-cell>
          <table:table-cell table:formula="of:=SQRT([.D143])*RANDBETWEEN(0; 30)" office:value-type="float" office:value="535.735009122981" calcext:value-type="float">
            <text:p>535.735009123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(RANDBETWEEN(100;400)+RANDBETWEEN(0;ABS(IF([.$C144]&lt;26;[.$C144];52-[.$C144]))*30))" office:value-type="float" office:value="582" calcext:value-type="float">
            <text:p>582</text:p>
          </table:table-cell>
          <table:table-cell table:formula="of:=SQRT([.D144])*RANDBETWEEN(0; 30)" office:value-type="float" office:value="265.371437799926" calcext:value-type="float">
            <text:p>265.3714377999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(RANDBETWEEN(100;400)+RANDBETWEEN(0;ABS(IF([.$C145]&lt;26;[.$C145];52-[.$C145]))*30))" office:value-type="float" office:value="503" calcext:value-type="float">
            <text:p>503</text:p>
          </table:table-cell>
          <table:table-cell table:formula="of:=SQRT([.D145])*RANDBETWEEN(0; 30)" office:value-type="float" office:value="336.414922380087" calcext:value-type="float">
            <text:p>336.4149223801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(RANDBETWEEN(100;400)+RANDBETWEEN(0;ABS(IF([.$C146]&lt;26;[.$C146];52-[.$C146]))*30))" office:value-type="float" office:value="398" calcext:value-type="float">
            <text:p>398</text:p>
          </table:table-cell>
          <table:table-cell table:formula="of:=SQRT([.D146])*RANDBETWEEN(0; 30)" office:value-type="float" office:value="558.59824561128" calcext:value-type="float">
            <text:p>558.5982456113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(RANDBETWEEN(100;400)+RANDBETWEEN(0;ABS(IF([.$C147]&lt;26;[.$C147];52-[.$C147]))*30))" office:value-type="float" office:value="601" calcext:value-type="float">
            <text:p>601</text:p>
          </table:table-cell>
          <table:table-cell table:formula="of:=SQRT([.D147])*RANDBETWEEN(0; 30)" office:value-type="float" office:value="245.153013442625" calcext:value-type="float">
            <text:p>245.1530134426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(RANDBETWEEN(100;400)+RANDBETWEEN(0;ABS(IF([.$C148]&lt;26;[.$C148];52-[.$C148]))*30))" office:value-type="float" office:value="319" calcext:value-type="float">
            <text:p>319</text:p>
          </table:table-cell>
          <table:table-cell table:formula="of:=SQRT([.D148])*RANDBETWEEN(0; 30)" office:value-type="float" office:value="375.071993089327" calcext:value-type="float">
            <text:p>375.0719930893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(RANDBETWEEN(100;400)+RANDBETWEEN(0;ABS(IF([.$C149]&lt;26;[.$C149];52-[.$C149]))*30))" office:value-type="float" office:value="398" calcext:value-type="float">
            <text:p>398</text:p>
          </table:table-cell>
          <table:table-cell table:formula="of:=SQRT([.D149])*RANDBETWEEN(0; 30)" office:value-type="float" office:value="119.69962405956" calcext:value-type="float">
            <text:p>119.6996240596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(RANDBETWEEN(100;400)+RANDBETWEEN(0;ABS(IF([.$C150]&lt;26;[.$C150];52-[.$C150]))*30))" office:value-type="float" office:value="251" calcext:value-type="float">
            <text:p>251</text:p>
          </table:table-cell>
          <table:table-cell table:formula="of:=SQRT([.D150])*RANDBETWEEN(0; 30)" office:value-type="float" office:value="174.272774695303" calcext:value-type="float">
            <text:p>174.2727746953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(RANDBETWEEN(100;400)+RANDBETWEEN(0;ABS(IF([.$C151]&lt;26;[.$C151];52-[.$C151]))*30))" office:value-type="float" office:value="498" calcext:value-type="float">
            <text:p>498</text:p>
          </table:table-cell>
          <table:table-cell table:formula="of:=SQRT([.D151])*RANDBETWEEN(0; 30)" office:value-type="float" office:value="490.950099297271" calcext:value-type="float">
            <text:p>490.9500992973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(RANDBETWEEN(100;400)+RANDBETWEEN(0;ABS(IF([.$C152]&lt;26;[.$C152];52-[.$C152]))*30))" office:value-type="float" office:value="424" calcext:value-type="float">
            <text:p>424</text:p>
          </table:table-cell>
          <table:table-cell table:formula="of:=SQRT([.D152])*RANDBETWEEN(0; 30)" office:value-type="float" office:value="350.051424793558" calcext:value-type="float">
            <text:p>350.0514247936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(RANDBETWEEN(100;400)+RANDBETWEEN(0;ABS(IF([.$C153]&lt;26;[.$C153];52-[.$C153]))*30))" office:value-type="float" office:value="234" calcext:value-type="float">
            <text:p>234</text:p>
          </table:table-cell>
          <table:table-cell table:formula="of:=SQRT([.D153])*RANDBETWEEN(0; 30)" office:value-type="float" office:value="61.1882341631134" calcext:value-type="float">
            <text:p>61.1882341631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(RANDBETWEEN(100;400)+RANDBETWEEN(0;ABS(IF([.$C154]&lt;26;[.$C154];52-[.$C154]))*30))" office:value-type="float" office:value="414" calcext:value-type="float">
            <text:p>414</text:p>
          </table:table-cell>
          <table:table-cell table:formula="of:=SQRT([.D154])*RANDBETWEEN(0; 30)" office:value-type="float" office:value="529.021738683771" calcext:value-type="float">
            <text:p>529.0217386838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(RANDBETWEEN(100;400)+RANDBETWEEN(0;ABS(IF([.$C155]&lt;26;[.$C155];52-[.$C155]))*30))" office:value-type="float" office:value="205" calcext:value-type="float">
            <text:p>205</text:p>
          </table:table-cell>
          <table:table-cell table:formula="of:=SQRT([.D155])*RANDBETWEEN(0; 30)" office:value-type="float" office:value="429.534631898291" calcext:value-type="float">
            <text:p>429.5346318983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(RANDBETWEEN(100;400)+RANDBETWEEN(0;ABS(IF([.$C156]&lt;26;[.$C156];52-[.$C156]))*30))" office:value-type="float" office:value="247" calcext:value-type="float">
            <text:p>247</text:p>
          </table:table-cell>
          <table:table-cell table:formula="of:=SQRT([.D156])*RANDBETWEEN(0; 30)" office:value-type="float" office:value="235.743504682526" calcext:value-type="float">
            <text:p>235.7435046825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(RANDBETWEEN(100;400)+RANDBETWEEN(0;ABS(IF([.$C157]&lt;26;[.$C157];52-[.$C157]))*30))" office:value-type="float" office:value="378" calcext:value-type="float">
            <text:p>378</text:p>
          </table:table-cell>
          <table:table-cell table:formula="of:=SQRT([.D157])*RANDBETWEEN(0; 30)" office:value-type="float" office:value="194.422220952236" calcext:value-type="float">
            <text:p>194.4222209522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formula="of:=(RANDBETWEEN(100;400)+RANDBETWEEN(0;ABS(IF([.$C158]&lt;26;[.$C158];52-[.$C158]))*30))" office:value-type="float" office:value="289" calcext:value-type="float">
            <text:p>289</text:p>
          </table:table-cell>
          <table:table-cell table:formula="of:=SQRT([.D158])*RANDBETWEEN(0; 30)" office:value-type="float" office:value="493" calcext:value-type="float">
            <text:p>493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formula="of:=(RANDBETWEEN(100;400)+RANDBETWEEN(0;ABS(IF([.$C159]&lt;26;[.$C159];52-[.$C159]))*30))" office:value-type="float" office:value="181" calcext:value-type="float">
            <text:p>181</text:p>
          </table:table-cell>
          <table:table-cell table:formula="of:=SQRT([.D159])*RANDBETWEEN(0; 30)" office:value-type="float" office:value="255.6188568944" calcext:value-type="float">
            <text:p>255.6188568944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formula="of:=(RANDBETWEEN(100;400)+RANDBETWEEN(0;ABS(IF([.$C160]&lt;26;[.$C160];52-[.$C160]))*30))" office:value-type="float" office:value="314" calcext:value-type="float">
            <text:p>314</text:p>
          </table:table-cell>
          <table:table-cell table:formula="of:=SQRT([.D160])*RANDBETWEEN(0; 30)" office:value-type="float" office:value="159.480406320024" calcext:value-type="float">
            <text:p>159.4804063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(RANDBETWEEN(100;400)+RANDBETWEEN(0;ABS(IF([.$C161]&lt;26;[.$C161];52-[.$C161]))*30))" office:value-type="float" office:value="194" calcext:value-type="float">
            <text:p>194</text:p>
          </table:table-cell>
          <table:table-cell table:formula="of:=SQRT([.D161])*RANDBETWEEN(0; 30)" office:value-type="float" office:value="125.355494494657" calcext:value-type="float">
            <text:p>125.355494494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(RANDBETWEEN(100;400)+RANDBETWEEN(0;ABS(IF([.$C162]&lt;26;[.$C162];52-[.$C162]))*30))" office:value-type="float" office:value="257" calcext:value-type="float">
            <text:p>257</text:p>
          </table:table-cell>
          <table:table-cell table:formula="of:=SQRT([.D162])*RANDBETWEEN(0; 30)" office:value-type="float" office:value="64.1248781675256" calcext:value-type="float">
            <text:p>64.124878167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(RANDBETWEEN(100;400)+RANDBETWEEN(0;ABS(IF([.$C163]&lt;26;[.$C163];52-[.$C163]))*30))" office:value-type="float" office:value="319" calcext:value-type="float">
            <text:p>319</text:p>
          </table:table-cell>
          <table:table-cell table:formula="of:=SQRT([.D163])*RANDBETWEEN(0; 30)" office:value-type="float" office:value="410.79313528831" calcext:value-type="float">
            <text:p>410.7931352883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(RANDBETWEEN(100;400)+RANDBETWEEN(0;ABS(IF([.$C164]&lt;26;[.$C164];52-[.$C164]))*30))" office:value-type="float" office:value="319" calcext:value-type="float">
            <text:p>319</text:p>
          </table:table-cell>
          <table:table-cell table:formula="of:=SQRT([.D164])*RANDBETWEEN(0; 30)" office:value-type="float" office:value="89.3028554974588" calcext:value-type="float">
            <text:p>89.302855497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(RANDBETWEEN(100;400)+RANDBETWEEN(0;ABS(IF([.$C165]&lt;26;[.$C165];52-[.$C165]))*30))" office:value-type="float" office:value="220" calcext:value-type="float">
            <text:p>220</text:p>
          </table:table-cell>
          <table:table-cell table:formula="of:=SQRT([.D165])*RANDBETWEEN(0; 30)" office:value-type="float" office:value="163.156366716105" calcext:value-type="float">
            <text:p>163.1563667161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(RANDBETWEEN(100;400)+RANDBETWEEN(0;ABS(IF([.$C166]&lt;26;[.$C166];52-[.$C166]))*30))" office:value-type="float" office:value="385" calcext:value-type="float">
            <text:p>385</text:p>
          </table:table-cell>
          <table:table-cell table:formula="of:=SQRT([.D166])*RANDBETWEEN(0; 30)" office:value-type="float" office:value="588.642506110458" calcext:value-type="float">
            <text:p>588.642506110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(RANDBETWEEN(100;400)+RANDBETWEEN(0;ABS(IF([.$C167]&lt;26;[.$C167];52-[.$C167]))*30))" office:value-type="float" office:value="392" calcext:value-type="float">
            <text:p>392</text:p>
          </table:table-cell>
          <table:table-cell table:formula="of:=SQRT([.D167])*RANDBETWEEN(0; 30)" office:value-type="float" office:value="217.788888605457" calcext:value-type="float">
            <text:p>217.788888605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(RANDBETWEEN(100;400)+RANDBETWEEN(0;ABS(IF([.$C168]&lt;26;[.$C168];52-[.$C168]))*30))" office:value-type="float" office:value="401" calcext:value-type="float">
            <text:p>401</text:p>
          </table:table-cell>
          <table:table-cell table:formula="of:=SQRT([.D168])*RANDBETWEEN(0; 30)" office:value-type="float" office:value="100.124921972504" calcext:value-type="float">
            <text:p>100.124921972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(RANDBETWEEN(100;400)+RANDBETWEEN(0;ABS(IF([.$C169]&lt;26;[.$C169];52-[.$C169]))*30))" office:value-type="float" office:value="203" calcext:value-type="float">
            <text:p>203</text:p>
          </table:table-cell>
          <table:table-cell table:formula="of:=SQRT([.D169])*RANDBETWEEN(0; 30)" office:value-type="float" office:value="413.186398614475" calcext:value-type="float">
            <text:p>413.1863986145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(RANDBETWEEN(100;400)+RANDBETWEEN(0;ABS(IF([.$C170]&lt;26;[.$C170];52-[.$C170]))*30))" office:value-type="float" office:value="289" calcext:value-type="float">
            <text:p>289</text:p>
          </table:table-cell>
          <table:table-cell table:formula="of:=SQRT([.D170])*RANDBETWEEN(0; 30)" office:value-type="float" office:value="391" calcext:value-type="float">
            <text:p>391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(RANDBETWEEN(100;400)+RANDBETWEEN(0;ABS(IF([.$C171]&lt;26;[.$C171];52-[.$C171]))*30))" office:value-type="float" office:value="506" calcext:value-type="float">
            <text:p>506</text:p>
          </table:table-cell>
          <table:table-cell table:formula="of:=SQRT([.D171])*RANDBETWEEN(0; 30)" office:value-type="float" office:value="314.922212617656" calcext:value-type="float">
            <text:p>314.9222126177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(RANDBETWEEN(100;400)+RANDBETWEEN(0;ABS(IF([.$C172]&lt;26;[.$C172];52-[.$C172]))*30))" office:value-type="float" office:value="403" calcext:value-type="float">
            <text:p>403</text:p>
          </table:table-cell>
          <table:table-cell table:formula="of:=SQRT([.D172])*RANDBETWEEN(0; 30)" office:value-type="float" office:value="461.721777697349" calcext:value-type="float">
            <text:p>461.7217776973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(RANDBETWEEN(100;400)+RANDBETWEEN(0;ABS(IF([.$C173]&lt;26;[.$C173];52-[.$C173]))*30))" office:value-type="float" office:value="743" calcext:value-type="float">
            <text:p>743</text:p>
          </table:table-cell>
          <table:table-cell table:formula="of:=SQRT([.D173])*RANDBETWEEN(0; 30)" office:value-type="float" office:value="81.7740790226341" calcext:value-type="float">
            <text:p>81.7740790226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(RANDBETWEEN(100;400)+RANDBETWEEN(0;ABS(IF([.$C174]&lt;26;[.$C174];52-[.$C174]))*30))" office:value-type="float" office:value="396" calcext:value-type="float">
            <text:p>396</text:p>
          </table:table-cell>
          <table:table-cell table:formula="of:=SQRT([.D174])*RANDBETWEEN(0; 30)" office:value-type="float" office:value="119.398492452794" calcext:value-type="float">
            <text:p>119.398492452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(RANDBETWEEN(100;400)+RANDBETWEEN(0;ABS(IF([.$C175]&lt;26;[.$C175];52-[.$C175]))*30))" office:value-type="float" office:value="352" calcext:value-type="float">
            <text:p>352</text:p>
          </table:table-cell>
          <table:table-cell table:formula="of:=SQRT([.D175])*RANDBETWEEN(0; 30)" office:value-type="float" office:value="75.0466521571749" calcext:value-type="float">
            <text:p>75.0466521572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(RANDBETWEEN(100;400)+RANDBETWEEN(0;ABS(IF([.$C176]&lt;26;[.$C176];52-[.$C176]))*30))" office:value-type="float" office:value="554" calcext:value-type="float">
            <text:p>554</text:p>
          </table:table-cell>
          <table:table-cell table:formula="of:=SQRT([.D176])*RANDBETWEEN(0; 30)" office:value-type="float" office:value="423.669682653834" calcext:value-type="float">
            <text:p>423.6696826538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(RANDBETWEEN(100;400)+RANDBETWEEN(0;ABS(IF([.$C177]&lt;26;[.$C177];52-[.$C177]))*30))" office:value-type="float" office:value="124" calcext:value-type="float">
            <text:p>124</text:p>
          </table:table-cell>
          <table:table-cell table:formula="of:=SQRT([.D177])*RANDBETWEEN(0; 30)" office:value-type="float" office:value="44.5421149026402" calcext:value-type="float">
            <text:p>44.5421149026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(RANDBETWEEN(100;400)+RANDBETWEEN(0;ABS(IF([.$C178]&lt;26;[.$C178];52-[.$C178]))*30))" office:value-type="float" office:value="541" calcext:value-type="float">
            <text:p>541</text:p>
          </table:table-cell>
          <table:table-cell table:formula="of:=SQRT([.D178])*RANDBETWEEN(0; 30)" office:value-type="float" office:value="325.631693789164" calcext:value-type="float">
            <text:p>325.6316937892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(RANDBETWEEN(100;400)+RANDBETWEEN(0;ABS(IF([.$C179]&lt;26;[.$C179];52-[.$C179]))*30))" office:value-type="float" office:value="630" calcext:value-type="float">
            <text:p>630</text:p>
          </table:table-cell>
          <table:table-cell table:formula="of:=SQRT([.D179])*RANDBETWEEN(0; 30)" office:value-type="float" office:value="225.8982071642" calcext:value-type="float">
            <text:p>225.8982071642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(RANDBETWEEN(100;400)+RANDBETWEEN(0;ABS(IF([.$C180]&lt;26;[.$C180];52-[.$C180]))*30))" office:value-type="float" office:value="661" calcext:value-type="float">
            <text:p>661</text:p>
          </table:table-cell>
          <table:table-cell table:formula="of:=SQRT([.D180])*RANDBETWEEN(0; 30)" office:value-type="float" office:value="257.099202643649" calcext:value-type="float">
            <text:p>257.0992026436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(RANDBETWEEN(100;400)+RANDBETWEEN(0;ABS(IF([.$C181]&lt;26;[.$C181];52-[.$C181]))*30))" office:value-type="float" office:value="908" calcext:value-type="float">
            <text:p>908</text:p>
          </table:table-cell>
          <table:table-cell table:formula="of:=SQRT([.D181])*RANDBETWEEN(0; 30)" office:value-type="float" office:value="783.458997012607" calcext:value-type="float">
            <text:p>783.4589970126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(RANDBETWEEN(100;400)+RANDBETWEEN(0;ABS(IF([.$C182]&lt;26;[.$C182];52-[.$C182]))*30))" office:value-type="float" office:value="376" calcext:value-type="float">
            <text:p>376</text:p>
          </table:table-cell>
          <table:table-cell table:formula="of:=SQRT([.D182])*RANDBETWEEN(0; 3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(RANDBETWEEN(100;400)+RANDBETWEEN(0;ABS(IF([.$C183]&lt;26;[.$C183];52-[.$C183]))*30))" office:value-type="float" office:value="358" calcext:value-type="float">
            <text:p>358</text:p>
          </table:table-cell>
          <table:table-cell table:formula="of:=SQRT([.D183])*RANDBETWEEN(0; 30)" office:value-type="float" office:value="529.784861995886" calcext:value-type="float">
            <text:p>529.7848619959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(RANDBETWEEN(100;400)+RANDBETWEEN(0;ABS(IF([.$C184]&lt;26;[.$C184];52-[.$C184]))*30))" office:value-type="float" office:value="992" calcext:value-type="float">
            <text:p>992</text:p>
          </table:table-cell>
          <table:table-cell table:formula="of:=SQRT([.D184])*RANDBETWEEN(0; 30)" office:value-type="float" office:value="944.880944881417" calcext:value-type="float">
            <text:p>944.8809448814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(RANDBETWEEN(100;400)+RANDBETWEEN(0;ABS(IF([.$C185]&lt;26;[.$C185];52-[.$C185]))*30))" office:value-type="float" office:value="178" calcext:value-type="float">
            <text:p>178</text:p>
          </table:table-cell>
          <table:table-cell table:formula="of:=SQRT([.D185])*RANDBETWEEN(0; 30)" office:value-type="float" office:value="360.224929731411" calcext:value-type="float">
            <text:p>360.2249297314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(RANDBETWEEN(100;400)+RANDBETWEEN(0;ABS(IF([.$C186]&lt;26;[.$C186];52-[.$C186]))*30))" office:value-type="float" office:value="888" calcext:value-type="float">
            <text:p>888</text:p>
          </table:table-cell>
          <table:table-cell table:formula="of:=SQRT([.D186])*RANDBETWEEN(0; 30)" office:value-type="float" office:value="834.381207842075" calcext:value-type="float">
            <text:p>834.3812078421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(RANDBETWEEN(100;400)+RANDBETWEEN(0;ABS(IF([.$C187]&lt;26;[.$C187];52-[.$C187]))*30))" office:value-type="float" office:value="581" calcext:value-type="float">
            <text:p>581</text:p>
          </table:table-cell>
          <table:table-cell table:formula="of:=SQRT([.D187])*RANDBETWEEN(0; 30)" office:value-type="float" office:value="361.559123795818" calcext:value-type="float">
            <text:p>361.5591237958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(RANDBETWEEN(100;400)+RANDBETWEEN(0;ABS(IF([.$C188]&lt;26;[.$C188];52-[.$C188]))*30))" office:value-type="float" office:value="574" calcext:value-type="float">
            <text:p>574</text:p>
          </table:table-cell>
          <table:table-cell table:formula="of:=SQRT([.D188])*RANDBETWEEN(0; 30)" office:value-type="float" office:value="143.749782608531" calcext:value-type="float">
            <text:p>143.7497826085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(RANDBETWEEN(100;400)+RANDBETWEEN(0;ABS(IF([.$C189]&lt;26;[.$C189];52-[.$C189]))*30))" office:value-type="float" office:value="361" calcext:value-type="float">
            <text:p>361</text:p>
          </table:table-cell>
          <table:table-cell table:formula="of:=SQRT([.D189])*RANDBETWEEN(0; 30)" office:value-type="float" office:value="494" calcext:value-type="float">
            <text:p>494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(RANDBETWEEN(100;400)+RANDBETWEEN(0;ABS(IF([.$C190]&lt;26;[.$C190];52-[.$C190]))*30))" office:value-type="float" office:value="671" calcext:value-type="float">
            <text:p>671</text:p>
          </table:table-cell>
          <table:table-cell table:formula="of:=SQRT([.D190])*RANDBETWEEN(0; 30)" office:value-type="float" office:value="77.7110030819317" calcext:value-type="float">
            <text:p>77.7110030819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(RANDBETWEEN(100;400)+RANDBETWEEN(0;ABS(IF([.$C191]&lt;26;[.$C191];52-[.$C191]))*30))" office:value-type="float" office:value="510" calcext:value-type="float">
            <text:p>510</text:p>
          </table:table-cell>
          <table:table-cell table:formula="of:=SQRT([.D191])*RANDBETWEEN(0; 30)" office:value-type="float" office:value="361.330873300359" calcext:value-type="float">
            <text:p>361.3308733004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(RANDBETWEEN(100;400)+RANDBETWEEN(0;ABS(IF([.$C192]&lt;26;[.$C192];52-[.$C192]))*30))" office:value-type="float" office:value="500" calcext:value-type="float">
            <text:p>500</text:p>
          </table:table-cell>
          <table:table-cell table:formula="of:=SQRT([.D192])*RANDBETWEEN(0; 30)" office:value-type="float" office:value="89.4427190999916" calcext:value-type="float">
            <text:p>89.4427191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(RANDBETWEEN(100;400)+RANDBETWEEN(0;ABS(IF([.$C193]&lt;26;[.$C193];52-[.$C193]))*30))" office:value-type="float" office:value="416" calcext:value-type="float">
            <text:p>416</text:p>
          </table:table-cell>
          <table:table-cell table:formula="of:=SQRT([.D193])*RANDBETWEEN(0; 30)" office:value-type="float" office:value="163.168624434969" calcext:value-type="float">
            <text:p>163.168624435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(RANDBETWEEN(100;400)+RANDBETWEEN(0;ABS(IF([.$C194]&lt;26;[.$C194];52-[.$C194]))*30))" office:value-type="float" office:value="632" calcext:value-type="float">
            <text:p>632</text:p>
          </table:table-cell>
          <table:table-cell table:formula="of:=SQRT([.D194])*RANDBETWEEN(0; 30)" office:value-type="float" office:value="201.116881439625" calcext:value-type="float">
            <text:p>201.1168814396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(RANDBETWEEN(100;400)+RANDBETWEEN(0;ABS(IF([.$C195]&lt;26;[.$C195];52-[.$C195]))*30))" office:value-type="float" office:value="437" calcext:value-type="float">
            <text:p>437</text:p>
          </table:table-cell>
          <table:table-cell table:formula="of:=SQRT([.D195])*RANDBETWEEN(0; 30)" office:value-type="float" office:value="209.045449603669" calcext:value-type="float">
            <text:p>209.0454496037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(RANDBETWEEN(100;400)+RANDBETWEEN(0;ABS(IF([.$C196]&lt;26;[.$C196];52-[.$C196]))*30))" office:value-type="float" office:value="710" calcext:value-type="float">
            <text:p>710</text:p>
          </table:table-cell>
          <table:table-cell table:formula="of:=SQRT([.D196])*RANDBETWEEN(0; 30)" office:value-type="float" office:value="506.270678590021" calcext:value-type="float">
            <text:p>506.27067859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(RANDBETWEEN(100;400)+RANDBETWEEN(0;ABS(IF([.$C197]&lt;26;[.$C197];52-[.$C197]))*30))" office:value-type="float" office:value="284" calcext:value-type="float">
            <text:p>284</text:p>
          </table:table-cell>
          <table:table-cell table:formula="of:=SQRT([.D197])*RANDBETWEEN(0; 30)" office:value-type="float" office:value="134.818396370822" calcext:value-type="float">
            <text:p>134.8183963708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(RANDBETWEEN(100;400)+RANDBETWEEN(0;ABS(IF([.$C198]&lt;26;[.$C198];52-[.$C198]))*30))" office:value-type="float" office:value="231" calcext:value-type="float">
            <text:p>231</text:p>
          </table:table-cell>
          <table:table-cell table:formula="of:=SQRT([.D198])*RANDBETWEEN(0; 30)" office:value-type="float" office:value="319.172367224984" calcext:value-type="float">
            <text:p>319.172367225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(RANDBETWEEN(100;400)+RANDBETWEEN(0;ABS(IF([.$C199]&lt;26;[.$C199];52-[.$C199]))*30))" office:value-type="float" office:value="448" calcext:value-type="float">
            <text:p>448</text:p>
          </table:table-cell>
          <table:table-cell table:formula="of:=SQRT([.D199])*RANDBETWEEN(0; 30)" office:value-type="float" office:value="507.984251724401" calcext:value-type="float">
            <text:p>507.9842517244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(RANDBETWEEN(100;400)+RANDBETWEEN(0;ABS(IF([.$C200]&lt;26;[.$C200];52-[.$C200]))*30))" office:value-type="float" office:value="262" calcext:value-type="float">
            <text:p>262</text:p>
          </table:table-cell>
          <table:table-cell table:formula="of:=SQRT([.D200])*RANDBETWEEN(0; 30)" office:value-type="float" office:value="97.1184843374319" calcext:value-type="float">
            <text:p>97.1184843374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(RANDBETWEEN(100;400)+RANDBETWEEN(0;ABS(IF([.$C201]&lt;26;[.$C201];52-[.$C201]))*30))" office:value-type="float" office:value="458" calcext:value-type="float">
            <text:p>458</text:p>
          </table:table-cell>
          <table:table-cell table:formula="of:=SQRT([.D201])*RANDBETWEEN(0; 30)" office:value-type="float" office:value="299.613083826458" calcext:value-type="float">
            <text:p>299.6130838265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(RANDBETWEEN(100;400)+RANDBETWEEN(0;ABS(IF([.$C202]&lt;26;[.$C202];52-[.$C202]))*30))" office:value-type="float" office:value="307" calcext:value-type="float">
            <text:p>307</text:p>
          </table:table-cell>
          <table:table-cell table:formula="of:=SQRT([.D202])*RANDBETWEEN(0; 30)" office:value-type="float" office:value="140.171323743482" calcext:value-type="float">
            <text:p>140.1713237435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(RANDBETWEEN(100;400)+RANDBETWEEN(0;ABS(IF([.$C203]&lt;26;[.$C203];52-[.$C203]))*30))" office:value-type="float" office:value="551" calcext:value-type="float">
            <text:p>551</text:p>
          </table:table-cell>
          <table:table-cell table:formula="of:=SQRT([.D203])*RANDBETWEEN(0; 30)" office:value-type="float" office:value="680.728286469719" calcext:value-type="float">
            <text:p>680.7282864697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(RANDBETWEEN(100;400)+RANDBETWEEN(0;ABS(IF([.$C204]&lt;26;[.$C204];52-[.$C204]))*30))" office:value-type="float" office:value="371" calcext:value-type="float">
            <text:p>371</text:p>
          </table:table-cell>
          <table:table-cell table:formula="of:=SQRT([.D204])*RANDBETWEEN(0; 30)" office:value-type="float" office:value="327.44312483239" calcext:value-type="float">
            <text:p>327.4431248324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(RANDBETWEEN(100;400)+RANDBETWEEN(0;ABS(IF([.$C205]&lt;26;[.$C205];52-[.$C205]))*30))" office:value-type="float" office:value="229" calcext:value-type="float">
            <text:p>229</text:p>
          </table:table-cell>
          <table:table-cell table:formula="of:=SQRT([.D205])*RANDBETWEEN(0; 30)" office:value-type="float" office:value="211.858443305902" calcext:value-type="float">
            <text:p>211.8584433059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(RANDBETWEEN(100;400)+RANDBETWEEN(0;ABS(IF([.$C206]&lt;26;[.$C206];52-[.$C206]))*30))" office:value-type="float" office:value="423" calcext:value-type="float">
            <text:p>423</text:p>
          </table:table-cell>
          <table:table-cell table:formula="of:=SQRT([.D206])*RANDBETWEEN(0; 30)" office:value-type="float" office:value="61.7008914036094" calcext:value-type="float">
            <text:p>61.7008914036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(RANDBETWEEN(100;400)+RANDBETWEEN(0;ABS(IF([.$C207]&lt;26;[.$C207];52-[.$C207]))*30))" office:value-type="float" office:value="448" calcext:value-type="float">
            <text:p>448</text:p>
          </table:table-cell>
          <table:table-cell table:formula="of:=SQRT([.D207])*RANDBETWEEN(0; 30)" office:value-type="float" office:value="84.6640419540669" calcext:value-type="float">
            <text:p>84.6640419541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(RANDBETWEEN(100;400)+RANDBETWEEN(0;ABS(IF([.$C208]&lt;26;[.$C208];52-[.$C208]))*30))" office:value-type="float" office:value="248" calcext:value-type="float">
            <text:p>248</text:p>
          </table:table-cell>
          <table:table-cell table:formula="of:=SQRT([.D208])*RANDBETWEEN(0; 30)" office:value-type="float" office:value="283.464283464425" calcext:value-type="float">
            <text:p>283.4642834644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(RANDBETWEEN(100;400)+RANDBETWEEN(0;ABS(IF([.$C209]&lt;26;[.$C209];52-[.$C209]))*30))" office:value-type="float" office:value="179" calcext:value-type="float">
            <text:p>179</text:p>
          </table:table-cell>
          <table:table-cell table:formula="of:=SQRT([.D209])*RANDBETWEEN(0; 30)" office:value-type="float" office:value="240.823586884674" calcext:value-type="float">
            <text:p>240.8235868847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formula="of:=(RANDBETWEEN(100;400)+RANDBETWEEN(0;ABS(IF([.$C210]&lt;26;[.$C210];52-[.$C210]))*30))" office:value-type="float" office:value="141" calcext:value-type="float">
            <text:p>141</text:p>
          </table:table-cell>
          <table:table-cell table:formula="of:=SQRT([.D210])*RANDBETWEEN(0; 30)" office:value-type="float" office:value="166.240789218531" calcext:value-type="float">
            <text:p>166.2407892185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formula="of:=(RANDBETWEEN(100;400)+RANDBETWEEN(0;ABS(IF([.$C211]&lt;26;[.$C211];52-[.$C211]))*30))" office:value-type="float" office:value="220" calcext:value-type="float">
            <text:p>220</text:p>
          </table:table-cell>
          <table:table-cell table:formula="of:=SQRT([.D211])*RANDBETWEEN(0; 30)" office:value-type="float" office:value="430.139512251548" calcext:value-type="float">
            <text:p>430.13951225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k Bzdak</meta:initial-creator>
    <meta:creation-date>2014-12-03T21:12:52.595537713</meta:creation-date>
    <meta:generator>LibreOffice/4.3.3.2$Linux_X86_64 LibreOffice_project/430m0$Build-2</meta:generator>
    <dc:date>2014-12-03T21:20:11.737302835</dc:date>
    <dc:creator>Jacek Bzdak</dc:creator>
    <meta:editing-duration>PT7M19S</meta:editing-duration>
    <meta:editing-cycles>1</meta:editing-cycles>
    <meta:document-statistic meta:table-count="1" meta:cell-count="632" meta:object-count="0"/>
  </office:meta>
</office:document-meta>
</file>